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4"/>
          <table:table-cell office:value-type="string" calcext:value-type="string">
            <text:p>POWER CONSUMPT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RY_VALUE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string" calcext:value-type="string">
            <text:p>Amps x sec: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T_VALUE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mps x hour:</text:p>
          </table:table-cell>
          <table:table-cell table:formula="of:=[.F3]*3600" office:value-type="float" office:value="216" calcext:value-type="float">
            <text:p>21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urrentReading</text:p>
          </table:table-cell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umLed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mula</text:p>
          </table:table-cell>
          <table:table-cell table:formula="of:= ([.B11]-(([.B8]-[.B5])/([.B3]-[.B5]))*[.B11])" office:value-type="float" office:value="1.14814814814815" calcext:value-type="float">
            <text:p>1.148148148148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1:39:14.580213668</meta:creation-date>
    <meta:generator>LibreOffice/7.3.7.2$Linux_X86_64 LibreOffice_project/30$Build-2</meta:generator>
    <dc:date>2024-04-23T12:06:45.354178679</dc:date>
    <meta:editing-duration>PT6M39S</meta:editing-duration>
    <meta:editing-cycles>1</meta:editing-cycles>
    <meta:document-statistic meta:table-count="1" meta:cell-count="15" meta:object-count="0"/>
  </office:meta>
</office:document-meta>
</file>